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DocumentNeededResources.DSCCommentDocumentNeededResources( Collection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DocumentNeededResource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DocumentNeededResources.DSCCommentDocumentNeeded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